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4F0000001D50000013798C60ACE455A0FE9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swald" svg:font-family="Oswald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0.336cm" fo:margin-left="-1.736cm" table:align="left"/>
    </style:style>
    <style:style style:name="Tableau1.A" style:family="table-column">
      <style:table-column-properties style:column-width="5.45cm"/>
    </style:style>
    <style:style style:name="Tableau1.B" style:family="table-column">
      <style:table-column-properties style:column-width="14.88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loext:graphic-properties draw:fill="none"/>
      <style:paragraph-properties fo:margin-left="-1.3cm" fo:margin-right="-1.199cm" fo:text-indent="0cm" style:auto-text-indent="false" style:page-number="auto" fo:background-color="transparent"/>
      <style:text-properties style:font-name="Roboto" officeooo:rsid="00128dcd" officeooo:paragraph-rsid="00128dcd"/>
    </style:style>
    <style:style style:name="P2" style:family="paragraph" style:parent-style-name="Standard">
      <loext:graphic-properties draw:fill="none"/>
      <style:paragraph-properties fo:margin-left="-1.3cm" fo:margin-right="-1.199cm" fo:text-indent="0cm" style:auto-text-indent="false" fo:background-color="transparent"/>
      <style:text-properties style:font-name="Roboto" officeooo:rsid="00128dcd" officeooo:paragraph-rsid="00128dcd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Table_20_Contents">
      <style:text-properties fo:color="#0066b3" style:font-name="Roboto" fo:font-size="12pt" fo:font-weight="bold" officeooo:rsid="0014ac09" officeooo:paragraph-rsid="0014ac09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color="#0066b3" style:font-name="Roboto Condensed" fo:font-size="12pt" fo:font-weight="bold" officeooo:rsid="0014ac09" officeooo:paragraph-rsid="0014ac09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Roboto Condensed" fo:font-size="10pt" officeooo:rsid="0014ac09" officeooo:paragraph-rsid="0014ac09" style:font-size-asian="10pt" style:font-size-complex="10pt"/>
    </style:style>
    <style:style style:name="P7" style:family="paragraph" style:parent-style-name="Table_20_Contents" style:list-style-name="L1">
      <style:text-properties style:font-name="Roboto Condensed" fo:font-size="10pt" officeooo:rsid="001588ea" officeooo:paragraph-rsid="001588ea" style:font-size-asian="10pt" style:font-size-complex="10pt"/>
    </style:style>
    <style:style style:name="P8" style:family="paragraph" style:parent-style-name="Table_20_Contents">
      <style:text-properties style:font-name="Roboto Condensed" fo:font-size="10pt" officeooo:rsid="001588ea" officeooo:paragraph-rsid="0015e22b" style:font-size-asian="10pt" style:font-size-complex="10pt"/>
    </style:style>
    <style:style style:name="P9" style:family="paragraph" style:parent-style-name="Table_20_Contents" style:list-style-name="L4">
      <style:text-properties style:font-name="Roboto Condensed" fo:font-size="10pt" officeooo:rsid="0017cbcd" officeooo:paragraph-rsid="0017cbcd" style:font-size-asian="10pt" style:font-size-complex="10pt"/>
    </style:style>
    <style:style style:name="P10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Roboto" officeooo:rsid="0014ac09" officeooo:paragraph-rsid="0014ac09"/>
    </style:style>
    <style:style style:name="P11" style:family="paragraph">
      <loext:graphic-properties draw:fill="solid" draw:fill-color="#4c4c4c"/>
      <style:paragraph-properties fo:text-align="center"/>
    </style:style>
    <style:style style:name="P12" style:family="paragraph">
      <loext:graphic-properties draw:fill="none" draw:fill-color="#ffffff"/>
      <style:text-properties fo:color="#eeeeee" style:font-name="Roboto"/>
    </style:style>
    <style:style style:name="P13" style:family="paragraph">
      <style:text-properties fo:color="#eeeeee" style:font-name="Roboto"/>
    </style:style>
    <style:style style:name="P14" style:family="paragraph">
      <loext:graphic-properties draw:fill="none" draw:fill-color="#ffffff"/>
      <style:text-properties style:font-name="Robo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22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5e22b" style:font-weight-asian="normal" style:font-weight-complex="normal"/>
    </style:style>
    <style:style style:name="T5" style:family="text">
      <style:text-properties officeooo:rsid="001588ea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5e22b" style:font-style-asian="italic" style:font-weight-asian="normal" style:font-style-complex="italic" style:font-weight-complex="normal"/>
    </style:style>
    <style:style style:name="T8" style:family="text">
      <style:text-properties fo:color="#eeeeee" style:font-name="Roboto" fo:font-size="24pt" style:font-size-asian="20pt" style:font-size-complex="24pt"/>
    </style:style>
    <style:style style:name="T9" style:family="text">
      <style:text-properties fo:color="#eeeeee" style:font-name="Roboto"/>
    </style:style>
    <style:style style:name="T10" style:family="text">
      <style:text-properties style:font-name="Roboto" fo:font-weight="normal" style:font-weight-asian="normal" style:font-weight-complex="normal"/>
    </style:style>
    <style:style style:name="T11" style:family="text">
      <style:text-properties style:font-name="Roboto"/>
    </style:style>
    <style:style style:name="T12" style:family="text">
      <style:text-properties style:font-name="Roboto" fo:font-weight="bold" style:font-weight-asian="bold" style:font-weight-complex="bold"/>
    </style:style>
    <text:list-style style:name="L1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4.262cm" fo:text-indent="-0.635cm" fo:margin-left="4.262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897cm" fo:text-indent="-0.635cm" fo:margin-left="4.8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2cm" fo:text-indent="-0.635cm" fo:margin-left="5.5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67cm" fo:text-indent="-0.635cm" fo:margin-left="6.1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2cm" fo:text-indent="-0.635cm" fo:margin-left="6.8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37cm" fo:text-indent="-0.635cm" fo:margin-left="7.4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2cm" fo:text-indent="-0.635cm" fo:margin-left="8.0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07cm" fo:text-indent="-0.635cm" fo:margin-left="8.7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2cm" fo:text-indent="-0.635cm" fo:margin-left="9.3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77cm" fo:text-indent="-0.635cm" fo:margin-left="9.977cm"/>
        </style:list-level-properties>
      </text:list-level-style-bullet>
    </text:list-style>
    <text:list-style style:name="L3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4F0000001D50000013798C60ACE455A0FE9.svg" xlink:type="simple" xlink:show="embed" xlink:actuate="onLoad">
        <style:list-level-properties text:list-level-position-and-space-mode="label-alignment" style:vertical-pos="middle" style:vertical-rel="line" fo:width="0.469cm" fo:height="0.31cm">
          <style:list-level-label-alignment text:label-followed-by="listtab" text:list-tab-stop-position="3.81cm" fo:text-indent="-0.635cm" fo:margin-left="3.81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style:style style:name="gr1" style:family="graphic">
      <style:graphic-properties draw:fill="solid" draw:fill-color="#4c4c4c" draw:textarea-horizontal-align="justify" draw:textarea-vertical-align="middle" draw:auto-grow-height="false" fo:min-height="6.218cm" fo:min-width="21.0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5.21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name="Forme2" draw:style-name="gr2" draw:text-style-name="P12" svg:width="12.745cm" svg:height="1.271cm" svg:x="4.658cm" svg:y="-1.628cm"><draw:text-box><text:p><text:span text:style-name="T8">Recherche Stage en Informatique</text:span></text:p></draw:text-box></draw:frame><draw:frame text:anchor-type="paragraph" draw:z-index="2" draw:name="Forme3" draw:style-name="gr3" draw:text-style-name="P12" svg:width="15.26cm" svg:height="1.456cm" svg:x="3.739cm" svg:y="-0.199cm"><draw:text-box><text:p text:style-name="P13"><text:span text:style-name="T9">Disponible du 1er juillet au 1er septembre dans le département l'Hérault (Montpellier) et dans la région de l'Île-de-</text:span><text:span text:style-name="T9">France (75, 92, 93, 94).</text:span></text:p></draw:text-box></draw:frame><draw:frame text:anchor-type="paragraph" draw:z-index="3" draw:name="Forme4" draw:style-name="gr4" draw:text-style-name="P14" svg:width="16.438cm" svg:height="5.213cm" svg:x="-14.85cm" svg:y="-2cm"><draw:text-box><text:p><text:span text:style-name="T10">2017 – en cours</text:span><text:span text:style-name="T11"> </text:span><text:span text:style-name="T11"><text:tab/></text:span><text:span text:style-name="T12">Licence 3 Cursus Master Ingénierie spécialité informatique option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algorithme <text:s/>de texte</text:span></text:p><text:p><text:span text:style-name="T12"><text:tab/></text:span><text:span text:style-name="T12"><text:tab/></text:span><text:span text:style-name="T12"><text:tab/></text:span><text:span text:style-name="T12"><text:tab/></text:span></text:p></draw:text-box></draw:frame><draw:custom-shape text:anchor-type="paragraph" draw:z-index="0" draw:name="Forme1" draw:style-name="gr1" draw:text-style-name="P11" svg:width="21.035cm" svg:height="6.218cm" svg:x="-2.08cm" svg:y="-2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0"/>
          </table:table-cell>
          <table:table-cell table:style-name="Tableau1.B1" office:value-type="string">
            <text:p text:style-name="P5">Formation</text:p>
            <text:p text:style-name="P6">201<text:span text:style-name="T5">9</text:span>- en cours <text:s text:c="11"/><text:span text:style-name="T1">Licence 3 en Cursus Master Ingénierie <text:s text:c="43"/></text:span><text:span text:style-name="T6">Montpellier</text:span></text:p>
            <text:list xml:id="list2000177144" text:style-name="L1">
              <text:list-item>
                <text:p text:style-name="P7"><text:span text:style-name="T3">Étude des préférence dans l’expression de la quantification</text:span></text:p>
                <text:list>
                  <text:list-item>
                    <text:p text:style-name="P7"><text:span text:style-name="T3">Travaux encadrée de recherche sur 1 an</text:span></text:p>
                  </text:list-item>
                </text:list>
              </text:list-item>
            </text:list>
            <text:p text:style-name="P8"><text:span text:style-name="T3">2016-201</text:span><text:span text:style-name="T4">8 <text:s text:c="18"/></text:span><text:span text:style-name="T2">Licence 1 &amp; 2 en Cursus Master Ingénierie</text:span><text:span text:style-name="T4"> <text:s text:c="38"/></text:span><text:span text:style-name="T7">Montpellier</text:span></text:p>
            <text:list xml:id="list1855574758" text:style-name="L4">
              <text:list-item>
                <text:p text:style-name="P9">Visualisation des Fractal</text:p>
                <text:list>
                  <text:list-item>
                    <text:p text:style-name="P9">projet de programmation sur 3 mois</text:p>
                  </text:list-item>
                  <text:list-item>
                    <text:p text:style-name="P9">Réalisation d’un logiciel de represantation des fractal</text:p>
                  </text:list-item>
                </text:list>
              </text:list-item>
            </text:list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swald" svg:font-family="Oswald"/>
    <style:font-face style:name="Roboto" svg:font-family="Roboto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3:44:43.961480128</meta:creation-date>
    <dc:date>2019-10-04T14:51:33.468942034</dc:date>
    <meta:editing-duration>PT2M56S</meta:editing-duration>
    <meta:editing-cycles>1</meta:editing-cycles>
    <meta:document-statistic meta:table-count="1" meta:image-count="0" meta:object-count="0" meta:page-count="1" meta:paragraph-count="8" meta:word-count="57" meta:character-count="462" meta:non-whitespace-character-count="308"/>
    <meta:generator>LibreOffice/6.0.7.3$Linux_X86_64 LibreOffice_project/00m0$Build-3</meta:generator>
  </office:meta>
</office:document-meta>
</file>